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table:align="margins" style:may-break-between-rows="false" style:writing-mode="lr-tb"/>
    </style:style>
    <style:style style:name="Instructions.A" style:family="table-column">
      <style:table-column-properties style:column-width="1.5632in" style:rel-column-width="2251*"/>
    </style:style>
    <style:style style:name="Instructions.B" style:family="table-column">
      <style:table-column-properties style:column-width="0.5403in" style:rel-column-width="778*"/>
    </style:style>
    <style:style style:name="Instructions.C" style:family="table-column">
      <style:table-column-properties style:column-width="1.2917in" style:rel-column-width="1860*"/>
    </style:style>
    <style:style style:name="Instructions.D" style:family="table-column">
      <style:table-column-properties style:column-width="0.8819in" style:rel-column-width="1270*"/>
    </style:style>
    <style:style style:name="Instructions.E" style:family="table-column">
      <style:table-column-properties style:column-width="0.7833in" style:rel-column-width="1128*"/>
    </style:style>
    <style:style style:name="Instructions.F" style:family="table-column">
      <style:table-column-properties style:column-width="0.784in" style:rel-column-width="1129*"/>
    </style:style>
    <style:style style:name="Instructions.A1" style:family="table-cell">
      <style:table-cell-properties fo:padding="0.0382in" fo:border-left="0.0007in solid #000000" fo:border-right="none" fo:border-top="0.0007in solid #000000" fo:border-bottom="0.0007in solid #000000"/>
    </style:style>
    <style:style style:name="Instructions.H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left" style:may-break-between-rows="false" style:writing-mode="lr-tb"/>
    </style:style>
    <style:style style:name="Table2.A" style:family="table-column">
      <style:table-column-properties style:column-width="2.0028in"/>
    </style:style>
    <style:style style:name="Table2.B" style:family="table-column">
      <style:table-column-properties style:column-width="0.5403in"/>
    </style:style>
    <style:style style:name="Table2.C" style:family="table-column">
      <style:table-column-properties style:column-width="1.0951in"/>
    </style:style>
    <style:style style:name="Table2.D" style:family="table-column">
      <style:table-column-properties style:column-width="0.7694in"/>
    </style:style>
    <style:style style:name="Table2.E" style:family="table-column">
      <style:table-column-properties style:column-width="0.5833in"/>
    </style:style>
    <style:style style:name="Table2.H" style:family="table-column">
      <style:table-column-properties style:column-width="0.8104in"/>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Standard">
      <style:text-properties style:font-name="Times New Roman" fo:font-size="12pt" style:font-size-asian="12pt" style:font-size-complex="12pt"/>
    </style:style>
    <style:style style:name="P12" style:family="paragraph" style:parent-style-name="Contents_20_4">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text-properties fo:font-style="normal" style:font-style-asian="normal" style:font-style-complex="normal"/>
    </style:style>
    <style:style style:name="P21" style:family="paragraph" style:parent-style-name="Standard" style:list-style-name="L4"/>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asian="Helvetica" style:font-name-complex="Helvetic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352811040" text:id="ct352811040">
          <text:insertion>
            <office:change-info>
              <dc:creator>Bob Jacobsen</dc:creator>
              <dc:date>2012-11-15T01:15:00</dc:date>
            </office:change-info>
          </text:insertion>
        </text:changed-region>
        <text:changed-region xml:id="ct352811136" text:id="ct352811136">
          <text:insertion>
            <office:change-info>
              <dc:creator>Bob Jacobsen</dc:creator>
              <dc:date>2012-11-15T01:15:00</dc:date>
            </office:change-info>
          </text:insertion>
        </text:changed-region>
        <text:changed-region xml:id="ct808118400" text:id="ct808118400">
          <text:insertion>
            <office:change-info>
              <dc:creator>Bob Jacobsen</dc:creator>
              <dc:date>2012-11-15T01:16:00</dc:date>
            </office:change-info>
          </text:insertion>
        </text:changed-region>
        <text:changed-region xml:id="ct300993200" text:id="ct300993200">
          <text:insertion>
            <office:change-info>
              <dc:creator>Bob Jacobsen</dc:creator>
              <dc:date>2012-11-15T01:17:00</dc:date>
            </office:change-info>
          </text:insertion>
        </text:changed-region>
        <text:changed-region xml:id="ct352808880" text:id="ct352808880">
          <text:insertion>
            <office:change-info>
              <dc:creator>Bob Jacobsen</dc:creator>
              <dc:date>2012-11-15T01:17:00</dc:date>
            </office:change-info>
          </text:insertion>
        </text:changed-region>
        <text:changed-region xml:id="ct352808976" text:id="ct352808976">
          <text:deletion>
            <office:change-info>
              <dc:creator>Bob Jacobsen</dc:creator>
              <dc:date>2012-11-15T01:17:00</dc:date>
            </office:change-info>
            <text:h text:style-name="Heading_20_1" text:outline-level="1">Annotations to the Standard</text:h>
          </text:deletion>
        </text:changed-region>
        <text:changed-region xml:id="ct352801696" text:id="ct352801696">
          <text:insertion>
            <office:change-info>
              <dc:creator>Bob Jacobsen</dc:creator>
              <dc:date>2012-11-15T01:17:00</dc:date>
            </office:change-info>
          </text:insertion>
        </text:changed-region>
        <text:changed-region xml:id="ct352801792" text:id="ct352801792">
          <text:insertion>
            <office:change-info>
              <dc:creator>Bob Jacobsen</dc:creator>
              <dc:date>2012-11-15T01:18:00</dc:date>
            </office:change-info>
          </text:insertion>
        </text:changed-region>
        <text:changed-region xml:id="ct352808192" text:id="ct352808192">
          <text:insertion>
            <office:change-info>
              <dc:creator>Bob Jacobsen</dc:creator>
              <dc:date>2013-03-21T09:58:00</dc:date>
            </office:change-info>
          </text:insertion>
        </text:changed-region>
        <text:changed-region xml:id="ct375158240" text:id="ct375158240">
          <text:insertion>
            <office:change-info>
              <dc:creator>Bob Jacobsen</dc:creator>
              <dc:date>2013-03-21T09:58:00</dc:date>
            </office:change-info>
          </text:insertion>
        </text:changed-region>
        <text:changed-region xml:id="ct457274448" text:id="ct457274448">
          <text:insertion>
            <office:change-info>
              <dc:creator>Bob Jacobsen</dc:creator>
              <dc:date>2013-03-21T09:58:00</dc:date>
            </office:change-info>
          </text:insertion>
        </text:changed-region>
        <text:changed-region xml:id="ct374412032" text:id="ct374412032">
          <text:deletion>
            <office:change-info>
              <dc:creator>Bob Jacobsen</dc:creator>
              <dc:date>2013-03-21T09:59:00</dc:date>
            </office:change-info>
            <text:h text:style-name="Heading_20_1" text:outline-level="1">Section Title</text:h>
          </text:deletion>
        </text:changed-region>
        <text:changed-region xml:id="ct375212064" text:id="ct375212064">
          <text:insertion>
            <office:change-info>
              <dc:creator>Bob Jacobsen</dc:creator>
              <dc:date>2013-03-21T09:59:00</dc:date>
            </office:change-info>
          </text:insertion>
        </text:changed-region>
        <text:changed-region xml:id="ct353199648" text:id="ct353199648">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8795210195198808044"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15648768" text:id="ct515648768">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change-start text:change-id="ct352811040"/></text:h>
      <text:p text:style-name="Standard"><text:change-end text:change-id="ct352811040"/>This working note covers the Traction Protocol, the way that OpenLCB handles moving objects such as locomotives, engines, and other rolling stock.</text:p>
      <text:p text:style-name="Standard"><text:change-start text:change-id="ct352811136"/>A <text:change-end text:change-id="ct352811136"/><text:change-start text:change-id="ct808118400"/>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808118400"/><text:change-start text:change-id="ct300993200"/>One or more Working Notes form the basic for the next step, which is one or more Standard/TechNote pairs.<text:change-end text:change-id="ct300993200"/></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hrottles”: For the purposes of discussion, we draw a distinction between three kinds of throttles that a user might encounter:</text:p>
      <text:list xml:id="list2741946512093177732" text:style-name="L2">
        <text:list-item>
          <text:p text:style-name="P18">“Legacy Throttles” refers to throttles designed for use with extant DCC systems, e.g. a Digitrax DT402 or Lenz LH100.</text:p>
        </text:list-item>
        <text:list-item>
          <text:p text:style-name="P18">“Full-Featured Throttles” refers to full-featured native OpenLCB throttles with multi-line color screens and effectively unlimited processing power, e.g. a software throttle implemented on an iPad.</text:p>
        </text:list-item>
        <text:list-item>
          <text:p text:style-name="P18">“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text:soft-page-break/>entirely. Due to the nature of those back side communications methods, the proxy may not be able to do everything that OpenLCB can, or only do some of it at certain times. The OpenLCB traction protocols need to take this reality into account.</text:p>
      <text:p text:style-name="P11">“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5">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ext:soft-page-break/>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change-start text:change-id="ct352808880"/></text:p>
      <text:h text:style-name="Heading_20_1" text:outline-level="1">Specified Sections<text:change-end text:change-id="ct352808880"/><text:change text:change-id="ct352808976"/><text:change-start text:change-id="ct352801696"/></text:h>
      <text:p text:style-name="Standard"><text:change-end text:change-id="ct352801696"/><text:change-start text:change-id="ct352801792"/>This is the usual section organization for a Technical Note, to accumulate the Standard and Technical Note content in its eventual order.<text:change-end text:change-id="ct352801792"/></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change-start text:change-id="ct352808192"/></text:p>
      <text:h text:style-name="Heading_20_2" text:outline-level="2">Message Formats<text:change-end text:change-id="ct352808192"/></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20">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number-columns-repeated="2"/>
        <table:table-header-rows>
          <text:soft-page-break/>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H1" office:value-type="string">
              <text:p text:style-name="Table_20_Heading">Byte 6</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H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H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H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H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H2" office:value-type="string">
            <text:p text:style-name="Table_20_Contents"/>
          </table:table-cell>
        </table:table-row>
        <table:table-row>
          <table:table-cell table:style-name="Instructions.A2" table:number-rows-spanned="2" office:value-type="string">
            <text:p text:style-name="Table_20_Contents">Manage Proxy (DCC)</text:p>
          </table:table-cell>
          <table:table-cell table:style-name="Instructions.A2" table:number-rows-spanned="2" office:value-type="string">
            <text:p text:style-name="Table_20_Contents">0x80</text:p>
          </table:table-cell>
          <table:table-cell table:style-name="Instructions.A2" office:value-type="string">
            <text:p text:style-name="Table_20_Contents">Allocate</text:p>
            <text:p text:style-name="Table_20_Contents">0x01</text:p>
          </table:table-cell>
          <table:table-cell table:style-name="Instructions.A2" office:value-type="string">
            <text:p text:style-name="Table_20_Contents">Speed steps</text:p>
            <text:p text:style-name="Table_20_Contents">(14, 28, 128)</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H2" office:value-type="string">
            <text:p text:style-name="Table_20_Contents"/>
          </table:table-cell>
        </table:table-row>
        <table:table-row>
          <table:covered-table-cell/>
          <table:covered-table-cell/>
          <table:table-cell table:style-name="Instructions.A2" office:value-type="string">
            <text:p text:style-name="Table_20_Contents">Deallocate</text:p>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H2" office:value-type="string">
            <text:p text:style-name="Table_20_Contents"/>
          </table:table-cell>
        </table:table-row>
      </table:table>
      <text:p text:style-name="Standard"/>
      <text:h text:style-name="Heading_20_3" text:outline-level="3">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B"/>
        <table:table-column table:style-name="Table2.H"/>
        <table:table-header-rows>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H1" office:value-type="string">
              <text:p text:style-name="Table_20_Heading">Byte 6</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table:number-columns-spanned="2" office:value-type="string">
            <text:p text:style-name="Table_20_Contents">Commanded Speed</text:p>
          </table:table-cell>
          <table:covered-table-cell/>
          <table:table-cell table:style-name="Table2.G2" table:number-columns-spanned="2" office:value-type="string">
            <text:p text:style-name="Table_20_Contents">Actual Speed</text:p>
          </table:table-cell>
          <table:covered-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G2" office:value-type="string">
            <text:p text:style-name="Table_20_Contents"/>
          </table:table-cell>
        </table:table-row>
        <table:table-row>
          <table:table-cell table:style-name="Table2.A2" office:value-type="string">
            <text:p text:style-name="Table_20_Contents">Manage Proxy Reply (DCC)</text:p>
          </table:table-cell>
          <table:table-cell table:style-name="Table2.A2" office:value-type="string">
            <text:p text:style-name="Table_20_Contents">0x80</text:p>
          </table:table-cell>
          <table:table-cell table:style-name="Table2.A2" office:value-type="string">
            <text:p text:style-name="Table_20_Contents">Allocate Reply</text:p>
            <text:p text:style-name="Table_20_Contents">0x01</text:p>
          </table:table-cell>
          <table:table-cell table:style-name="Table2.A2" office:value-type="string">
            <text:p text:style-name="Table_20_Contents">Speed steps</text:p>
            <text:p text:style-name="Table_20_Contents">(14, 28, 128)</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
          </table:table-cell>
          <table:table-cell table:style-name="Table2.G2" office:value-type="string">
            <text:p text:style-name="Table_20_Contents"/>
          </table:table-cell>
        </table:table-row>
      </table:table>
      <text:p text:style-name="Standard">The Query Function Reply is in the format of the Set Function message, with a different MTI and the query bit set.</text:p>
      <text:p text:style-name="Standard"><text:soft-page-break/>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6">st</text:span> data nibble (high part of destination address). For example, from node with alias 123 to node with alias 456, all speeds equal to 0x4400 would be sent as the frames:</text:p>
      <text:p text:style-name="Standard">195E8123 14 56 10 44 00 44 00 44</text:p>
      <text:p text:style-name="Standard">195E8123 24 56 00</text:p>
      <text:p text:style-name="Standard"/>
      <text:h text:style-name="Heading_20_2" text:outline-level="2"><text:change-start text:change-id="ct375158240"/>States<text:change-end text:change-id="ct375158240"/></text:h>
      <text:p text:style-name="Standard">Full OpenLCB nodes do not have any identified states for this protocol. <text:s/>(They do remember their speed, direction and functions) Emergency stop is not a state.</text:p>
      <text:p text:style-name="Standard">Proxy Node States:</text:p>
      <text:list xml:id="list2148906010115736888" text:style-name="L4">
        <text:list-item>
          <text:p text:style-name="P21">Idle – not allocated to a specific legacy address</text:p>
        </text:list-item>
        <text:list-item>
          <text:p text:style-name="P21">InUse – allocated to a specific legacy address and controlling the equipment (if any) at that address.</text:p>
        </text:list-item>
      </text:list>
      <text:p text:style-name="Standard">The IsInUseProxy and IsIdleProxy Event IDs are used to indicate transitions in the state of a proxy node. <text:s/>Proxy nodes are created in Idle state.<text:change-start text:change-id="ct457274448"/></text:p>
      <text:h text:style-name="Heading_20_2" text:outline-level="2">Interactions</text:h>
      <text:p text:style-name="Standard"><text:change-end text:change-id="ct457274448"/>Emergency Stop</text:p>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1" text:outline-level="1"><text:change text:change-id="ct374412032"/><text:change-start text:change-id="ct375212064"/>Background Information<text:change-end text:change-id="ct375212064"/></text:h>
      <text:p text:style-name="Standard"/>
      <text:h text:style-name="Heading_20_2" text:outline-level="2"><text:change text:change-id="ct353199648"/>Proxies</text:h>
      <text:h text:style-name="Heading_20_3" text:outline-level="3">Lifecycle &amp; Location</text:h>
      <text:p text:style-name="Standard">Proxies have a lifecycle:</text:p>
      <text:list xml:id="list5089345731245153998" text:style-name="L3">
        <text:list-item>
          <text:p text:style-name="P19"><text:soft-page-break/>They are created. <text:s/>This might be when a physical node (the proxy or a physical node hosting a number of proxies within it) comes up, or they might be produced as needed.</text:p>
        </text:list-item>
        <text:list-item>
          <text:p text:style-name="P19">They get allocated to a particular legacy address</text:p>
        </text:list-item>
        <text:list-item>
          <text:p text:style-name="P19">They are used to operate the equipment at that legacy address. (Although this is optional, it's the whole point of having the proxy)</text:p>
        </text:list-item>
        <text:list-item>
          <text:p text:style-name="P19">They are deallocated. <text:s/>(Items 2 through 4 are a loop, and can happen multiple times)</text:p>
        </text:list-item>
        <text:list-item>
          <text:p text:style-name="P19">Finally, they are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h text:style-name="Heading_20_3" text:outline-level="3">Proxy Allocation</text:h>
      <text:p text:style-name="Standard">Mostly about location of an Idle proxy.</text:p>
      <text:h text:style-name="Heading_20_4" text:outline-level="4">Collisions During Allocation<text:change-start text:change-id="ct515648768"/></text:h>
      <text:p text:style-name="P10"><text:change-end text:change-id="ct51564876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6"><text:s/>1.1 Terminology<text:tab/>1</text:p>
          <text:p text:style-name="P16"><text:s/>1.2 Served Use Cases<text:tab/>2</text:p>
          <text:p text:style-name="P14"><text:s/>1.2.1 Train Operation<text:tab/>2</text:p>
          <text:p text:style-name="P14"><text:s/>1.2.2 Large Modular Layout<text:tab/>2</text:p>
          <text:p text:style-name="P14"><text:s/>1.2.3 Train on New Layout<text:tab/>2</text:p>
          <text:p text:style-name="P14"><text:s/>1.2.4 Legacy Train on New Layout<text:tab/>2</text:p>
          <text:p text:style-name="P16"><text:s/>1.3 Unserved Use Cases<text:tab/>2</text:p>
          <text:p text:style-name="P14"><text:s/>1.3.1 Multiple Independent Command Stations<text:tab/>2</text:p>
          <text:p text:style-name="P14"><text:s/>1.3.2 Improved Legacy Addressing<text:tab/>2</text:p>
          <text:p text:style-name="P14"><text:s/>1.3.3 Third-Party Communications<text:tab/>3</text:p>
          <text:p text:style-name="P13"><text:s/>2 Specified Sections<text:tab/>3</text:p>
          <text:p text:style-name="P16"><text:s/>2.1 Introduction<text:tab/>3</text:p>
          <text:p text:style-name="P16"><text:s/>2.2 Intended Use<text:tab/>3</text:p>
          <text:p text:style-name="P16"><text:s/>2.3 Reference and Context<text:tab/>3</text:p>
          <text:p text:style-name="P16"><text:s/>2.4 Message Formats<text:tab/>3</text:p>
          <text:p text:style-name="P14"><text:s/>2.4.1 Defined Event IDs<text:tab/>3</text:p>
          <text:p text:style-name="P14"><text:s/>2.4.2 Traction Control Command Message<text:tab/>3</text:p>
          <text:p text:style-name="P14"><text:s/>2.4.3 Traction Control Reply Message<text:tab/>4</text:p>
          <text:p text:style-name="P16"><text:s/>2.5 States<text:tab/>5</text:p>
          <text:p text:style-name="P16"><text:s/>2.6 Interactions<text:tab/>5</text:p>
          <text:p text:style-name="P13"><text:s/>3 Background Information<text:tab/>5</text:p>
          <text:p text:style-name="P16"><text:s/>3.1 Proxies<text:tab/>5</text:p>
          <text:p text:style-name="P14"><text:s/>3.1.1 Lifecycle &amp; Location<text:tab/>5</text:p>
          <text:p text:style-name="P14"><text:s/>3.1.2 Proxy Allocation<text:tab/>6</text:p>
          <text:p text:style-name="P12"><text:s/>3.1.2.1 Collisions During Allocation<text:tab/>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86040928" text:id="ct86040928">
            <text:deletion>
              <office:change-info>
                <dc:creator>Bob Jacobsen</dc:creator>
                <dc:date>2013-02-15T12:47:00</dc:date>
              </office:change-info>
              <text:p text:style-name="MP1">-CAN </text:p>
            </text:deletion>
          </text:changed-region>
          <text:changed-region xml:id="ct484291712" text:id="ct484291712">
            <text:insertion>
              <office:change-info>
                <dc:creator>Bob Jacobsen</dc:creator>
                <dc:date>2013-02-15T12:47:00</dc:date>
              </office:change-info>
            </text:insertion>
          </text:changed-region>
          <text:changed-region xml:id="ct483900832" text:id="ct483900832">
            <text:deletion>
              <office:change-info>
                <dc:creator>Bob Jacobsen</dc:creator>
                <dc:date>2013-04-24T08:02:00</dc:date>
              </office:change-info>
              <text:p text:style-name="MP1">Praesent Gravida</text:p>
            </text:deletion>
          </text:changed-region>
          <text:changed-region xml:id="ct483714864" text:id="ct483714864">
            <text:insertion>
              <office:change-info>
                <dc:creator>Bob Jacobsen</dc:creator>
                <dc:date>2013-04-24T08:02:00</dc:date>
              </office:change-info>
            </text:insertion>
          </text:changed-region>
          <text:changed-region xml:id="ct484184096" text:id="ct484184096">
            <text:deletion>
              <office:change-info>
                <dc:creator>Bob Jacobsen</dc:creator>
                <dc:date>2013-02-15T12:47:00</dc:date>
              </office:change-info>
              <text:p text:style-name="MP1">Technical</text:p>
            </text:deletion>
          </text:changed-region>
          <text:changed-region xml:id="ct483670992" text:id="ct483670992">
            <text:insertion>
              <office:change-info>
                <dc:creator>Bob Jacobsen</dc:creator>
                <dc:date>2013-02-15T12:47: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86040928"/><text:change-start text:change-id="ct484291712"/> <text:change-end text:change-id="ct484291712"/><text:change text:change-id="ct483900832"/><text:change-start text:change-id="ct483714864"/>Traction Protocol<text:change-end text:change-id="ct483714864"/> <text:change text:change-id="ct484184096"/><text:change-start text:change-id="ct483670992"/>Working<text:change-end text:change-id="ct483670992"/> Note</text:p>
      </style:header>
      <style:footer>
        <text:tracked-changes>
          <text:changed-region xml:id="ct808276720" text:id="ct808276720">
            <text:deletion>
              <office:change-info>
                <dc:creator>Bob Jacobsen</dc:creator>
                <dc:date>2012-03-27T10:08:00</dc:date>
              </office:change-info>
              <text:p text:style-name="MP4"><text:span text:style-name="Page_20_Number"><text:span text:style-name="MT2">1</text:span></text:span></text:p>
            </text:deletion>
          </text:changed-region>
          <text:changed-region xml:id="ct807816512" text:id="ct807816512">
            <text:insertion>
              <office:change-info>
                <dc:creator>Bob Jacobsen</dc:creator>
                <dc:date>2013-01-27T11:48:00</dc:date>
              </office:change-info>
            </text:insertion>
          </text:changed-region>
          <text:changed-region xml:id="ct352755216" text:id="ct352755216">
            <text:deletion>
              <office:change-info>
                <dc:creator>Bob Jacobsen</dc:creator>
                <dc:date>2013-02-06T22:27:00</dc:date>
              </office:change-info>
              <text:p text:style-name="MP4"><text:span text:style-name="Page_20_Number"><text:span text:style-name="MT2"><text:date style:data-style-name="N116" text:date-value="2013-04-25T07:22:13.99">4/25/2013</text:date></text:span></text:span></text:p>
            </text:deletion>
          </text:changed-region>
          <text:changed-region xml:id="ct353254192" text:id="ct353254192">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808276720"/><text:change-start text:change-id="ct807816512"/><text:span text:style-name="Page_20_Number"><text:span text:style-name="MT2">3</text:span></text:span><text:change-end text:change-id="ct807816512"/><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change text:change-id="ct352755216"/><text:change-start text:change-id="ct353254192"/><text:span text:style-name="Page_20_Number"><text:span text:style-name="MT2"><text:date style:data-style-name="N75" text:date-value="2013-04-25T07:22:13.99">Apr 25, 2013</text:date></text:span></text:span><text:change-end text:change-id="ct353254192"/></text:p>
      </style:footer>
    </style:master-page>
    <style:master-page style:name="First_20_Page" style:display-name="First Page" style:page-layout-name="Mpm2" style:next-style-name="Standard">
      <style:header>
        <text:tracked-changes>
          <text:changed-region xml:id="ct375213120" text:id="ct375213120">
            <text:insertion>
              <office:change-info>
                <dc:creator>Bob Jacobsen</dc:creator>
                <dc:date>2012-11-15T01:15:00</dc:date>
              </office:change-info>
            </text:insertion>
          </text:changed-region>
          <text:changed-region xml:id="ct353192352" text:id="ct353192352">
            <text:deletion>
              <office:change-info>
                <dc:creator>Bob Jacobsen</dc:creator>
                <dc:date>2012-11-15T01:15:00</dc:date>
              </office:change-info>
              <text:p text:style-name="MP7">Technical</text:p>
            </text:deletion>
          </text:changed-region>
          <text:changed-region xml:id="ct375213248" text:id="ct375213248">
            <text:deletion>
              <office:change-info>
                <dc:creator>Bob Jacobsen</dc:creator>
                <dc:date>2013-04-24T08:02:00</dc:date>
              </office:change-info>
              <text:p text:style-name="MP7">(title)</text:p>
            </text:deletion>
          </text:changed-region>
          <text:changed-region xml:id="ct374593744" text:id="ct374593744">
            <text:insertion>
              <office:change-info>
                <dc:creator>Bob Jacobsen</dc:creator>
                <dc:date>2013-04-24T08:0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375213120"/>Working<text:change-end text:change-id="ct375213120"/><text:change text:change-id="ct353192352"/>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75213248"/><text:change-start text:change-id="ct374593744"/>Traction Protocol<text:change-end text:change-id="ct37459374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25T07:22:13.99">Apr 25, 2013</text:date></text:p>
            </table:table-cell>
            <table:table-cell table:style-name="Table1.C1" office:value-type="string">
              <text:p text:style-name="MP7">Preliminary</text:p>
            </table:table-cell>
          </table:table-row>
        </table:table>
        <text:p text:style-name="Header"/>
      </style:header>
      <style:footer>
        <text:tracked-changes>
          <text:changed-region xml:id="ct374596688" text:id="ct374596688">
            <text:deletion>
              <office:change-info>
                <dc:creator>Bob Jacobsen</dc:creator>
                <dc:date>2012-03-27T10:08:00</dc:date>
              </office:change-info>
              <text:p text:style-name="MP8"><text:span text:style-name="Page_20_Number"><text:span text:style-name="MT2">1</text:span></text:span></text:p>
            </text:deletion>
          </text:changed-region>
          <text:changed-region xml:id="ct374468736" text:id="ct374468736">
            <text:insertion>
              <office:change-info>
                <dc:creator>Bob Jacobsen</dc:creator>
                <dc:date>2013-01-27T11:48:00</dc:date>
              </office:change-info>
            </text:insertion>
          </text:changed-region>
          <text:changed-region xml:id="ct352915200" text:id="ct352915200">
            <text:deletion>
              <office:change-info>
                <dc:creator>Bob Jacobsen</dc:creator>
                <dc:date>2013-02-06T22:27:00</dc:date>
              </office:change-info>
              <text:p text:style-name="MP8"><text:span text:style-name="Page_20_Number"><text:span text:style-name="MT4"><text:date style:data-style-name="N116" text:date-value="2013-04-25T07:22:13.99">4/25/2013</text:date></text:span></text:span></text:p>
            </text:deletion>
          </text:changed-region>
          <text:changed-region xml:id="ct352910368" text:id="ct352910368">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374596688"/><text:change-start text:change-id="ct374468736"/><text:span text:style-name="Page_20_Number"><text:span text:style-name="MT2">3</text:span></text:span><text:change-end text:change-id="ct374468736"/><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change text:change-id="ct352915200"/><text:change-start text:change-id="ct352910368"/><text:span text:style-name="Page_20_Number"><text:span text:style-name="MT4"><text:date style:data-style-name="N75" text:date-value="2013-04-25T07:22:13.99">Apr 25, 2013</text:date></text:span></text:span><text:change-end text:change-id="ct35291036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3</meta:editing-cycles>
    <meta:editing-duration>PT13H27M21S</meta:editing-duration>
    <meta:generator>OpenOffice.org/3.4.1$Unix OpenOffice.org_project/341m1$Build-9593</meta:generator>
    <dc:date>2013-04-25T07:22:14</dc:date>
    <dc:creator>Bob Jacobsen</dc:creator>
    <meta:document-statistic meta:table-count="3" meta:image-count="1" meta:object-count="0" meta:page-count="7" meta:paragraph-count="193" meta:word-count="2436" meta:character-count="14811"/>
    <meta:user-defined meta:name="Info 1"/>
    <meta:user-defined meta:name="Info 2"/>
    <meta:user-defined meta:name="Info 3"/>
    <meta:user-defined meta:name="Info 4"/>
  </office:meta>
</office:document-meta>
</file>